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0cf49" officeooo:paragraph-rsid="0000cf49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00cf49" officeooo:paragraph-rsid="0000cf49" style:font-weight-asian="bold" style:font-weight-complex="bold"/>
    </style:style>
    <style:style style:name="P3" style:family="paragraph" style:parent-style-name="Text_20_body">
      <style:text-properties style:text-underline-style="none" fo:font-weight="normal" officeooo:rsid="0000cf49" officeooo:paragraph-rsid="0000cf49" style:font-weight-asian="normal" style:font-weight-complex="normal"/>
    </style:style>
    <style:style style:name="P4" style:family="paragraph" style:parent-style-name="Text_20_body">
      <style:text-properties style:text-underline-style="none" fo:font-weight="normal" officeooo:rsid="0000cf49" officeooo:paragraph-rsid="000265b6" style:font-weight-asian="normal" style:font-weight-complex="normal"/>
    </style:style>
    <style:style style:name="P5" style:family="paragraph" style:parent-style-name="Text_20_body">
      <style:text-properties officeooo:paragraph-rsid="0000cf49"/>
    </style:style>
    <style:style style:name="P6" style:family="paragraph" style:parent-style-name="Title">
      <style:text-properties officeooo:rsid="0000cf49" officeooo:paragraph-rsid="0000cf49"/>
    </style:style>
    <style:style style:name="P7" style:family="paragraph" style:parent-style-name="Subtitle">
      <style:text-properties officeooo:rsid="0000cf49" officeooo:paragraph-rsid="0000cf49"/>
    </style:style>
    <style:style style:name="P8" style:family="paragraph" style:parent-style-name="Heading_20_1">
      <style:paragraph-properties fo:text-align="center" style:justify-single-word="false"/>
      <style:text-properties officeooo:rsid="0000cf49" officeooo:paragraph-rsid="0000cf4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0cf49"/>
    </style:style>
    <style:style style:name="T3" style:family="text">
      <style:text-properties style:text-underline-style="none" fo:font-weight="normal" officeooo:rsid="0000cf49" style:font-weight-asian="normal" style:font-weight-complex="normal"/>
    </style:style>
    <style:style style:name="T4" style:family="text">
      <style:text-properties officeooo:rsid="0001cf78"/>
    </style:style>
    <style:style style:name="T5" style:family="text">
      <style:text-properties officeooo:rsid="000590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etadata Guide</text:p>
      <text:h text:style-name="P8" text:outline-level="1">Jakub Lassak</text:h>
      <text:p text:style-name="P7"><text:span text:style-name="T4">Exercise</text:span> 1 – TIER protocol <text:span text:style-name="T5">and</text:span> tidy data</text:p>
      <text:p text:style-name="P1"/>
      <text:p text:style-name="P2">Supporting information for billboard.csv</text:p>
      <text:p text:style-name="P3">Accessing the data: </text:p>
      <text:p text:style-name="P3"><text:tab/>This data file was downloaded from git repository:</text:p>
      <text:p text:style-name="P4"><text:a xlink:type="simple" xlink:href="https://github.com/hadley/tidy-data/blob/master/data/billboard.csv" text:style-name="Internet_20_link" text:visited-style-name="Visited_20_Internet_20_Link">https://github.com/hadley/tidy-data/blob/master/data/billboard.csv</text:a> , Accessed at 20.10.2019</text:p>
      <text:p text:style-name="P3">Additional information:</text:p>
      <text:p text:style-name="P5"><text:span text:style-name="T3"><text:tab/></text:span><text:span text:style-name="T1">The formatting has been changed to UTF-</text:span><text:span text:style-name="T2">8</text:span><text:span text:style-name="T1"> using Notepad ++</text:span>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0-20T23:02:09.346000000</dc:date>
    <meta:editing-duration>PT5M21S</meta:editing-duration>
    <meta:editing-cycles>4</meta:editing-cycles>
    <meta:document-statistic meta:table-count="0" meta:image-count="0" meta:object-count="0" meta:page-count="1" meta:paragraph-count="9" meta:word-count="43" meta:character-count="350" meta:non-whitespace-character-count="311"/>
  </office:meta>
</office:document-meta>
</file>